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96000001EA9D490ED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00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47.022in" svg:height="23.526in" draw:transform="rotate (1.5707963267949) translate (4.18503937007874in 47.8118110236221in)">
            <draw:image xlink:href="Pictures/1000000000000396000001EA9D490ED7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68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70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4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1:30:59.446912282</meta:creation-date>
    <dc:date>2016-03-12T11:51:47.119349248</dc:date>
    <meta:editing-duration>PT3M25S</meta:editing-duration>
    <meta:editing-cycles>1</meta:editing-cycles>
    <meta:document-statistic meta:table-count="1" meta:cell-count="52" meta:object-count="1"/>
    <meta:generator>LibreOffice/4.2.8.2$Linux_X86_64 LibreOffice_project/420m0$Build-2</meta:generator>
  </office:meta>
</office:document-meta>
</file>